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2065b2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0">
      <style:text-properties officeooo:paragraph-rsid="001f95f5"/>
    </style:style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/>
    <style:style style:name="T7" style:family="text">
      <style:text-properties fo:background-color="transparent" loext:char-shading-value="0"/>
    </style:style>
    <style:style style:name="T8" style:family="text">
      <style:text-properties fo:background-color="#00a933" loext:char-shading-value="0"/>
    </style:style>
    <style:style style:name="T9" style:family="text">
      <style:text-properties fo:background-color="#00a933" loext:char-shading-value="0"/>
    </style:style>
    <style:style style:name="T10" style:family="text">
      <style:text-properties fo:background-color="#ffbf00" loext:char-shading-value="0"/>
    </style:style>
    <style:style style:name="T11" style:family="text">
      <style:text-properties fo:background-color="#ffbf00" loext:char-shading-value="0"/>
    </style:style>
    <style:style style:name="T12" style:family="text">
      <style:text-properties fo:background-color="#81d41a" loext:char-shading-value="0"/>
    </style:style>
    <style:style style:name="T13" style:family="text">
      <style:text-properties fo:background-color="#81d41a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ject Idea: <text:span text:style-name="Strong_20_Emphasis">Order Tracking &amp; Analytics Microservice</text:span></text:h>
      <text:h text:style-name="Heading_20_3" text:outline-level="3"><text:span text:style-name="Strong_20_Emphasis">Overview</text:span></text:h>
      <text:p text:style-name="Text_20_body">Build a simplified distributed system consisting of three microservices:</text:p>
      <text:list text:style-name="L1">
        <text:list-item>
          <text:p text:style-name="P2"><text:span text:style-name="Strong_20_Emphasis">Order Service</text:span> — Handles order creation and updates.</text:p>
        </text:list-item>
        <text:list-item>
          <text:p text:style-name="P1"><text:span text:style-name="Strong_20_Emphasis">Stock Service</text:span> — Manages inventory levels and updates stock quantities.</text:p>
        </text:list-item>
        <text:list-item>
          <text:p text:style-name="P1"><text:span text:style-name="Strong_20_Emphasis">Analytics Service</text:span> — Consumes messages from <text:span text:style-name="T3">RabbitMQ</text:span>, enriches them, and indexes data in Elasticsearch for search and analytics.</text:p>
        </text:list-item>
      </text:list>
      <text:p text:style-name="Text_20_body">The goal is to simulate a real-world <text:span text:style-name="T9">event-driven system</text:span>. </text:p>
      <text:p text:style-name="Text_20_body"/>
      <text:h text:style-name="Heading_20_2" text:outline-level="2"><text:span text:style-name="Strong_20_Emphasis">System Architecture</text:span></text:h>
      <text:p text:style-name="Text_20_body"><text:span text:style-name="Strong_20_Emphasis">Flow:</text:span></text:p>
      <text:list text:style-name="L2">
        <text:list-item>
          <text:p text:style-name="P3">The <text:span text:style-name="Strong_20_Emphasis">Order Service</text:span> receives a <text:span text:style-name="Source_20_Text">CreateOrder</text:span> gRPC call.</text:p>
        </text:list-item>
        <text:list-item>
          <text:p text:style-name="P3">It calls the <text:span text:style-name="Strong_20_Emphasis">Stock Service</text:span> (via gRPC) to check and reserve stock for each SKU.</text:p>
        </text:list-item>
        <text:list-item>
          <text:p text:style-name="P3">If the stock is sufficient, the order is saved to the database, and an <text:span text:style-name="Strong_20_Emphasis">event is published</text:span> to RabbitMQ (<text:span text:style-name="Source_20_Text">order.events</text:span>).</text:p>
        </text:list-item>
        <text:list-item>
          <text:p text:style-name="P3">The <text:span text:style-name="Strong_20_Emphasis">Analytics Service</text:span> consumes the event and indexes it into <text:span text:style-name="Strong_20_Emphasis">Elasticsearch</text:span>.</text:p>
        </text:list-item>
        <text:list-item>
          <text:p text:style-name="P3">The <text:span text:style-name="Strong_20_Emphasis">Stock Service</text:span> can also listen to order cancellations (from another queue like <text:span text:style-name="Source_20_Text">order.cancelled</text:span>) to <text:span text:style-name="Strong_20_Emphasis">restore stock</text:span>.</text:p>
        </text:list-item>
      </text:list>
      <text:p text:style-name="Text_20_body"/>
      <text:h text:style-name="Heading_20_2" text:outline-level="2"><text:soft-page-break/><text:span text:style-name="Strong_20_Emphasis">Project Requirements</text:span></text:h>
      <text:h text:style-name="Heading_20_3" text:outline-level="3"><text:span text:style-name="Strong_20_Emphasis">1. Order Service</text:span></text:h>
      <text:p text:style-name="Text_20_body"><text:span text:style-name="Strong_20_Emphasis">Responsibilities:</text:span></text:p>
      <text:list text:style-name="L3">
        <text:list-item>
          <text:p text:style-name="P4">Create and update orders.</text:p>
        </text:list-item>
        <text:list-item>
          <text:p text:style-name="P4">Interact with Stock Service before confirming an order.</text:p>
        </text:list-item>
        <text:list-item>
          <text:p text:style-name="P4">Publish order events to RabbitMQ.</text:p>
        </text:list-item>
      </text:list>
      <text:p text:style-name="Text_20_body"><text:span text:style-name="Strong_20_Emphasis">Features:</text:span></text:p>
      <text:list text:style-name="L4">
        <text:list-item>
          <text:p text:style-name="P5">gRPC endpoints:</text:p>
          <text:list>
            <text:list-item>
              <text:p text:style-name="P5"><text:span text:style-name="Source_20_Text">CreateOrder</text:span></text:p>
            </text:list-item>
            <text:list-item>
              <text:p text:style-name="P5"><text:span text:style-name="Source_20_Text">UpdateOrderStatus</text:span></text:p>
            </text:list-item>
            <text:list-item>
              <text:p text:style-name="P5"><text:span text:style-name="Source_20_Text">GetOrder</text:span></text:p>
            </text:list-item>
            <text:list-item>
              <text:p text:style-name="P5"><text:span text:style-name="Source_20_Text">GetOrdersByCustomer</text:span></text:p>
            </text:list-item>
          </text:list>
        </text:list-item>
      </text:list>
      <text:p text:style-name="Text_20_body"><text:span text:style-name="Strong_20_Emphasis">Database:</text:span></text:p>
      <text:list text:style-name="L5">
        <text:list-item>
          <text:p text:style-name="P6"><text:span text:style-name="Source_20_Text">orders(id, customer_id, total_amount, status, created_at)</text:span></text:p>
        </text:list-item>
        <text:list-item>
          <text:p text:style-name="P6"><text:span text:style-name="Source_20_Text">order_items(id, order_id, sku, quantity, unit_price)</text:span></text:p>
        </text:list-item>
        <text:list-item>
          <text:p text:style-name="P6"><text:span text:style-name="Source_20_Text">customer(id,name)</text:span></text:p>
        </text:list-item>
      </text:list>
      <text:p text:style-name="Text_20_body"><text:span text:style-name="Strong_20_Emphasis">Key Logic:</text:span></text:p>
      <text:list text:style-name="L6">
        <text:list-item>
          <text:p text:style-name="P7">On <text:span text:style-name="Source_20_Text">CreateOrder</text:span>, for each <text:span text:style-name="T13">SKU</text:span>:</text:p>
          <text:list>
            <text:list-item>
              <text:p text:style-name="P7"><text:span text:style-name="Source_20_Text"><text:span text:style-name="T11">reserve stock</text:span></text:span><text:span text:style-name="T11"> via gRPC to Stock Service.</text:span></text:p>
            </text:list-item>
            <text:list-item>
              <text:p text:style-name="P7">If successful for all items → insert into DB → publish <text:span text:style-name="Source_20_Text">OrderCreated</text:span> event to RabbitMQ.</text:p>
            </text:list-item>
          </text:list>
        </text:list-item>
        <text:list-item>
          <text:p text:style-name="P7">Use <text:span text:style-name="Strong_20_Emphasis">goroutines</text:span> to handle message publishing and logging asynchronously.</text:p>
        </text:list-item>
      </text:list>
      <text:p text:style-name="Horizontal_20_Line"><text:soft-page-break/></text:p>
      <text:h text:style-name="Heading_20_3" text:outline-level="3"><text:span text:style-name="Strong_20_Emphasis">2. Stock Service</text:span></text:h>
      <text:p text:style-name="Text_20_body"><text:span text:style-name="Strong_20_Emphasis">Responsibilities:</text:span></text:p>
      <text:list text:style-name="L7">
        <text:list-item>
          <text:p text:style-name="P8">Manage inventory and ensure consistency when multiple orders come in concurrently.</text:p>
        </text:list-item>
        <text:list-item>
          <text:p text:style-name="P8">Provide gRPC endpoints to query and reserve stock.</text:p>
        </text:list-item>
      </text:list>
      <text:p text:style-name="Text_20_body"><text:span text:style-name="Strong_20_Emphasis">Features:</text:span></text:p>
      <text:list text:style-name="L8">
        <text:list-item>
          <text:p text:style-name="P9">gRPC endpoints:</text:p>
          <text:list>
            <text:list-item>
              <text:p text:style-name="P9"><text:span text:style-name="Source_20_Text">ReserveStock</text:span></text:p>
            </text:list-item>
            <text:list-item>
              <text:p text:style-name="P9"><text:span text:style-name="Source_20_Text">ReleaseStock)</text:span></text:p>
            </text:list-item>
            <text:list-item>
              <text:p text:style-name="P9"><text:span text:style-name="Source_20_Text">GetStock</text:span></text:p>
            </text:list-item>
          </text:list>
        </text:list-item>
      </text:list>
      <text:p text:style-name="Text_20_body"><text:span text:style-name="Strong_20_Emphasis">Database:</text:span></text:p>
      <text:list text:style-name="L9">
        <text:list-item>
          <text:p text:style-name="P10"><text:span text:style-name="Source_20_Text">stocks</text:span></text:p>
        </text:list-item>
      </text:list>
      <text:p text:style-name="Text_20_body"><text:span text:style-name="Strong_20_Emphasis">Key Logic:</text:span></text:p>
      <text:list text:style-name="L10">
        <text:list-item>
          <text:p text:style-name="P11">When <text:span text:style-name="Source_20_Text"><text:span text:style-name="T13">ReserveStock</text:span></text:span> is called:</text:p>
          <text:list>
            <text:list-item>
              <text:p text:style-name="P11">Check if <text:span text:style-name="Source_20_Text">qty is available.</text:span></text:p>
            </text:list-item>
            <text:list-item>
              <text:p text:style-name="P12">If yes <text:span text:style-name="Source_20_Text">, reserve qty for that item.</text:span></text:p>
            </text:list-item>
            <text:list-item>
              <text:p text:style-name="P12">listen to <text:span text:style-name="Source_20_Text">order.cancelled</text:span> queue in RabbitMQ to restore stock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Analytics Service</text:span></text:h>
      <text:p text:style-name="Text_20_body"><text:span text:style-name="Strong_20_Emphasis">Responsibilities:</text:span></text:p>
      <text:list text:style-name="L11">
        <text:list-item>
          <text:p text:style-name="P13">Consume order events and store them in Elasticsearch.</text:p>
        </text:list-item>
        <text:list-item>
          <text:p text:style-name="P13"><text:soft-page-break/>Provide search &amp; aggregation APIs.</text:p>
        </text:list-item>
      </text:list>
      <text:p text:style-name="Text_20_body"><text:span text:style-name="Strong_20_Emphasis">Features:</text:span></text:p>
      <text:list text:style-name="L12">
        <text:list-item>
          <text:p text:style-name="P14">RabbitMQ consumer on <text:span text:style-name="Source_20_Text">order.events</text:span></text:p>
        </text:list-item>
        <text:list-item>
          <text:p text:style-name="P14">Elasticsearch indexing:</text:p>
          <text:list>
            <text:list-item>
              <text:p text:style-name="P14">Index: <text:span text:style-name="Source_20_Text">orders</text:span></text:p>
            </text:list-item>
            <text:list-item>
              <text:p text:style-name="P14">Documents: order_id, customer_name, product_list, total_amount, status</text:p>
            </text:list-item>
          </text:list>
        </text:list-item>
        <text:list-item>
          <text:p text:style-name="P14">Search API:</text:p>
          <text:list>
            <text:list-item>
              <text:p text:style-name="P14">Search by product name, customer name, order status</text:p>
            </text:list-item>
            <text:list-item>
              <text:p text:style-name="P14">Aggregation: orders count by status or customer</text:p>
            </text:list-item>
          </text:list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Carlito1" fo:font-family="Carlit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Carlito" fo:font-family="Carlito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Carlito" fo:font-family="Carlito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05:25:08.089610780</meta:creation-date>
    <dc:date>2026-02-19T15:34:47.097362412</dc:date>
    <meta:editing-duration>PT23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63" meta:word-count="364" meta:character-count="2345" meta:non-whitespace-character-count="2083"/>
  </office:meta>
</office:document-meta>
</file>